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5-01-19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4-01-0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3-01-06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2-01-0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1-01-07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20-01-04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9-01-05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8-0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7-01-06 18:17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6-01-05 15:5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5-01-06 15:1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5-01-05 19:4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4-01-05 21:09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3-01-06 14:2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2-01-06 14:3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1-01-07 14:4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10-01-05 22:4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09-01-08 15:0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08-01-28 20:4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07-01-23 21:1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60100362401</text:p>
          </table:table-cell>
          <table:table-cell office:value-type="string" calcext:value-type="string">
            <text:p>2006-01-09 22:4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